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92e285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126">
      <style:table-cell-properties fo:padding="2.01p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ext-properties style:font-name="Liberation Sans"/>
    </style:style>
    <style:style style:name="ce6" style:family="table-cell" style:parent-style-name="Default" style:data-style-name="N126"/>
    <style:style style:name="ce7" style:family="table-cell" style:parent-style-name="Default" style:data-style-name="N61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9" style:family="table-cell" style:parent-style-name="Default" style:data-style-name="N12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Tabelle fürs Protokoll mit den relevanten Messdaten</text:p>
          </table:table-cell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alle Reduktionen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sspunkt</text:p>
          </table:table-cell>
          <table:table-cell table:style-name="ce2" office:value-type="string" calcext:value-type="string">
            <text:p>Profilkoordinate / m</text:p>
          </table:table-cell>
          <table:table-cell table:style-name="ce2" office:value-type="string" calcext:value-type="string">
            <text:p>$g_{\text{driftkorr}}$ / mgal</text:p>
          </table:table-cell>
          <table:table-cell table:style-name="ce2" office:value-type="string" calcext:value-type="string">
            <text:p>$\Delta g_{\text{unred}}$ / mgal</text:p>
          </table:table-cell>
          <table:table-cell office:value-type="string" calcext:value-type="string">
            <text:p>$\Delta g_{\text{red}}$ / mgal</text:p>
          </table:table-cell>
          <table:table-cell table:number-columns-repeated="4"/>
          <table:table-cell office:value-type="string" calcext:value-type="string">
            <text:p>Messpunkt</text:p>
          </table:table-cell>
          <table:table-cell table:style-name="ce2" office:value-type="string" calcext:value-type="string">
            <text:p>Profilkoordinate / m</text:p>
          </table:table-cell>
          <table:table-cell table:style-name="Default" office:value-type="string" calcext:value-type="string">
            <text:p>$\delta g_P$ / mgal</text:p>
          </table:table-cell>
          <table:table-cell office:value-type="string" calcext:value-type="string">
            <text:p>$\delta g_{\text{Niv}}$ / mgal</text:p>
          </table:table-cell>
          <table:table-cell office:value-type="string" calcext:value-type="string">
            <text:p>$\delta g_{\text{Lat}}$ / $\upmu$gal</text:p>
          </table:table-cell>
          <table:table-cell office:value-type="string" calcext:value-type="string">
            <text:p>$\delta g_{\text{geol}}$ / $\upmu$gal</text:p>
          </table:table-cell>
          <table:table-cell office:value-type="string" calcext:value-type="string">
            <text:p>$\Delta g_B$ / mgal</text:p>
          </table:table-cell>
          <table:table-cell table:number-columns-repeated="3"/>
          <table:table-cell office:value-type="string" calcext:value-type="string">
            <text:p>$\delta g_{\text{geol}}$ / mgal</text:p>
          </table:table-cell>
          <table:table-cell office:value-type="string" calcext:value-type="string">
            <text:p>$\delta g_{\text{Lat}}$ / mgal</text:p>
          </table:table-cell>
        </table:table-row>
        <table:table-row table:style-name="ro2">
          <table:table-cell office:value-type="string" calcext:value-type="string">
            <text:p>G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413.3473" calcext:value-type="float">
            <text:p>4413.347</text:p>
          </table:table-cell>
          <table:table-cell table:style-name="ce5" office:value-type="float" office:value="1.4443" calcext:value-type="float">
            <text:p>1.444</text:p>
          </table:table-cell>
          <table:table-cell table:style-name="ce6" office:value-type="float" office:value="1.4443" calcext:value-type="float">
            <text:p>1.444</text:p>
          </table:table-cell>
          <table:table-cell table:number-columns-repeated="4"/>
          <table:table-cell office:value-type="string" calcext:value-type="string">
            <text:p>G0</text:p>
          </table:table-cell>
          <table:table-cell table:style-name="ce5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 table:style-name="ce8" table:formula="of:=[.U3]*1000" office:value-type="float" office:value="0" calcext:value-type="float">
            <text:p>0.00</text:p>
          </table:table-cell>
          <table:table-cell table:style-name="ce6" table:formula="of:=[.T3]*1000" office:value-type="float" office:value="0" calcext:value-type="float">
            <text:p>0.000</text:p>
          </table:table-cell>
          <table:table-cell table:style-name="ce6" office:value-type="float" office:value="1.4443" calcext:value-type="float">
            <text:p>1.444</text:p>
          </table:table-cell>
          <table:table-cell table:number-columns-repeated="3"/>
          <table:table-cell table:style-name="ce9" office:value-type="float" office:value="0" calcext:value-type="float">
            <text:p>0.000000</text:p>
          </table:table-cell>
          <table:table-cell table:style-name="ce7" office:value-type="float" office:value="0" calcext:value-type="float">
            <text:p>0.00E+00</text:p>
          </table:table-cell>
        </table:table-row>
        <table:table-row table:style-name="ro2">
          <table:table-cell office:value-type="string" calcext:value-type="string">
            <text:p>G1</text:p>
          </table:table-cell>
          <table:table-cell table:style-name="ce2" office:value-type="float" office:value="7.952" calcext:value-type="float">
            <text:p>7.952</text:p>
          </table:table-cell>
          <table:table-cell table:style-name="ce4" office:value-type="float" office:value="3986.9535" calcext:value-type="float">
            <text:p>3986.954</text:p>
          </table:table-cell>
          <table:table-cell table:style-name="ce5" office:value-type="float" office:value="1.3248" calcext:value-type="float">
            <text:p>1.325</text:p>
          </table:table-cell>
          <table:table-cell table:style-name="ce6" office:value-type="float" office:value="1.41546446199912" calcext:value-type="float">
            <text:p>1.415</text:p>
          </table:table-cell>
          <table:table-cell table:number-columns-repeated="4"/>
          <table:table-cell office:value-type="string" calcext:value-type="string">
            <text:p>G1</text:p>
          </table:table-cell>
          <table:table-cell table:style-name="ce5" office:value-type="float" office:value="7.952" calcext:value-type="float">
            <text:p>7.952</text:p>
          </table:table-cell>
          <table:table-cell office:value-type="float" office:value="0.04249917" calcext:value-type="float">
            <text:p>0.042</text:p>
          </table:table-cell>
          <table:table-cell table:style-name="ce6" office:value-type="float" office:value="-0.1360926" calcext:value-type="float">
            <text:p>-0.136</text:p>
          </table:table-cell>
          <table:table-cell table:style-name="ce8" table:formula="of:=[.U4]*1000" office:value-type="float" office:value="3.12912000047043" calcext:value-type="float">
            <text:p>3.13</text:p>
          </table:table-cell>
          <table:table-cell table:style-name="ce6" table:formula="of:=[.T4]*1000" office:value-type="float" office:value="-0.200151999594644" calcext:value-type="float">
            <text:p>-0.200</text:p>
          </table:table-cell>
          <table:table-cell table:style-name="ce6" office:value-type="float" office:value="1.41546446199912" calcext:value-type="float">
            <text:p>1.415</text:p>
          </table:table-cell>
          <table:table-cell table:number-columns-repeated="3"/>
          <table:table-cell table:style-name="ce9" office:value-type="float" office:value="-0.000200151999594644" calcext:value-type="float">
            <text:p>-0.000200</text:p>
          </table:table-cell>
          <table:table-cell table:style-name="ce7" office:value-type="float" office:value="0.00312912000047043" calcext:value-type="float">
            <text:p>3.13E-03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style-name="ce2" office:value-type="float" office:value="14.929" calcext:value-type="float">
            <text:p>14.929</text:p>
          </table:table-cell>
          <table:table-cell table:style-name="ce5" office:value-type="float" office:value="4413.1195" calcext:value-type="float">
            <text:p>4413.120</text:p>
          </table:table-cell>
          <table:table-cell table:style-name="ce5" office:value-type="float" office:value="1.2165" calcext:value-type="float">
            <text:p>1.217</text:p>
          </table:table-cell>
          <table:table-cell table:style-name="ce6" office:value-type="float" office:value="1.42363614199922" calcext:value-type="float">
            <text:p>1.424</text:p>
          </table:table-cell>
          <table:table-cell table:number-columns-repeated="4"/>
          <table:table-cell office:value-type="string" calcext:value-type="string">
            <text:p>G2</text:p>
          </table:table-cell>
          <table:table-cell table:style-name="ce5" office:value-type="float" office:value="14.929" calcext:value-type="float">
            <text:p>14.929</text:p>
          </table:table-cell>
          <table:table-cell office:value-type="float" office:value="0.09665911" calcext:value-type="float">
            <text:p>0.097</text:p>
          </table:table-cell>
          <table:table-cell table:style-name="ce6" office:value-type="float" office:value="-0.3095258" calcext:value-type="float">
            <text:p>-0.310</text:p>
          </table:table-cell>
          <table:table-cell table:style-name="ce8" table:formula="of:=[.U5]*1000" office:value-type="float" office:value="5.96632000043988" calcext:value-type="float">
            <text:p>5.97</text:p>
          </table:table-cell>
          <table:table-cell table:style-name="ce6" table:formula="of:=[.T5]*1000" office:value-type="float" office:value="-0.235771999660879" calcext:value-type="float">
            <text:p>-0.236</text:p>
          </table:table-cell>
          <table:table-cell table:style-name="ce6" office:value-type="float" office:value="1.42363614199922" calcext:value-type="float">
            <text:p>1.424</text:p>
          </table:table-cell>
          <table:table-cell table:number-columns-repeated="3"/>
          <table:table-cell table:style-name="ce9" office:value-type="float" office:value="-0.000235771999660879" calcext:value-type="float">
            <text:p>-0.000236</text:p>
          </table:table-cell>
          <table:table-cell table:style-name="ce7" office:value-type="float" office:value="0.00596632000043988" calcext:value-type="float">
            <text:p>5.97E-03</text:p>
          </table:table-cell>
        </table:table-row>
        <table:table-row table:style-name="ro2">
          <table:table-cell office:value-type="string" calcext:value-type="string">
            <text:p>G3</text:p>
          </table:table-cell>
          <table:table-cell table:style-name="ce2" office:value-type="float" office:value="20.897" calcext:value-type="float">
            <text:p>20.897</text:p>
          </table:table-cell>
          <table:table-cell table:style-name="ce4" office:value-type="float" office:value="3986.7815" calcext:value-type="float">
            <text:p>3986.782</text:p>
          </table:table-cell>
          <table:table-cell table:style-name="ce5" office:value-type="float" office:value="1.1528" calcext:value-type="float">
            <text:p>1.153</text:p>
          </table:table-cell>
          <table:table-cell table:style-name="ce6" office:value-type="float" office:value="1.45619640600001" calcext:value-type="float">
            <text:p>1.456</text:p>
          </table:table-cell>
          <table:table-cell table:number-columns-repeated="4"/>
          <table:table-cell office:value-type="string" calcext:value-type="string">
            <text:p>G3</text:p>
          </table:table-cell>
          <table:table-cell table:style-name="ce5" office:value-type="float" office:value="20.897" calcext:value-type="float">
            <text:p>20.897</text:p>
          </table:table-cell>
          <table:table-cell office:value-type="float" office:value="0.14137479" calcext:value-type="float">
            <text:p>0.141</text:p>
          </table:table-cell>
          <table:table-cell table:style-name="ce6" office:value-type="float" office:value="-0.4527162" calcext:value-type="float">
            <text:p>-0.453</text:p>
          </table:table-cell>
          <table:table-cell table:style-name="ce8" table:formula="of:=[.U6]*1000" office:value-type="float" office:value="8.32136000003666" calcext:value-type="float">
            <text:p>8.32</text:p>
          </table:table-cell>
          <table:table-cell table:style-name="ce6" table:formula="of:=[.T6]*1000" office:value-type="float" office:value="-0.376356000043453" calcext:value-type="float">
            <text:p>-0.376</text:p>
          </table:table-cell>
          <table:table-cell table:style-name="ce6" office:value-type="float" office:value="1.45619640600001" calcext:value-type="float">
            <text:p>1.456</text:p>
          </table:table-cell>
          <table:table-cell table:number-columns-repeated="3"/>
          <table:table-cell table:style-name="ce9" office:value-type="float" office:value="-0.000376356000043453" calcext:value-type="float">
            <text:p>-0.000376</text:p>
          </table:table-cell>
          <table:table-cell table:style-name="ce7" office:value-type="float" office:value="0.00832136000003666" calcext:value-type="float">
            <text:p>8.32E-03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table:style-name="ce2" office:value-type="float" office:value="25.86" calcext:value-type="float">
            <text:p>25.86</text:p>
          </table:table-cell>
          <table:table-cell table:style-name="ce5" office:value-type="float" office:value="4412.973" calcext:value-type="float">
            <text:p>4412.973</text:p>
          </table:table-cell>
          <table:table-cell table:style-name="ce5" office:value-type="float" office:value="1.07" calcext:value-type="float">
            <text:p>1.070</text:p>
          </table:table-cell>
          <table:table-cell table:style-name="ce6" office:value-type="float" office:value="1.47193803299935" calcext:value-type="float">
            <text:p>1.472</text:p>
          </table:table-cell>
          <table:table-cell table:number-columns-repeated="4"/>
          <table:table-cell office:value-type="string" calcext:value-type="string">
            <text:p>G4</text:p>
          </table:table-cell>
          <table:table-cell table:style-name="ce5" office:value-type="float" office:value="25.86" calcext:value-type="float">
            <text:p>25.860</text:p>
          </table:table-cell>
          <table:table-cell office:value-type="float" office:value="0.18705417" calcext:value-type="float">
            <text:p>0.187</text:p>
          </table:table-cell>
          <table:table-cell table:style-name="ce6" office:value-type="float" office:value="-0.5989926" calcext:value-type="float">
            <text:p>-0.599</text:p>
          </table:table-cell>
          <table:table-cell table:style-name="ce8" table:formula="of:=[.U7]*1000" office:value-type="float" office:value="10.3639800003544" calcext:value-type="float">
            <text:p>10.36</text:p>
          </table:table-cell>
          <table:table-cell table:style-name="ce6" table:formula="of:=[.T7]*1000" office:value-type="float" office:value="-0.363582999709063" calcext:value-type="float">
            <text:p>-0.364</text:p>
          </table:table-cell>
          <table:table-cell table:style-name="ce6" office:value-type="float" office:value="1.47193803299935" calcext:value-type="float">
            <text:p>1.472</text:p>
          </table:table-cell>
          <table:table-cell table:number-columns-repeated="3"/>
          <table:table-cell table:style-name="ce9" office:value-type="float" office:value="-0.000363582999709063" calcext:value-type="float">
            <text:p>-0.000364</text:p>
          </table:table-cell>
          <table:table-cell table:style-name="ce7" office:value-type="float" office:value="0.0103639800003544" calcext:value-type="float">
            <text:p>1.04E-02</text:p>
          </table:table-cell>
        </table:table-row>
        <table:table-row table:style-name="ro2">
          <table:table-cell office:value-type="string" calcext:value-type="string">
            <text:p>G5</text:p>
          </table:table-cell>
          <table:table-cell table:style-name="ce2" office:value-type="float" office:value="29.78" calcext:value-type="float">
            <text:p>29.78</text:p>
          </table:table-cell>
          <table:table-cell table:style-name="ce4" office:value-type="float" office:value="3986.639" calcext:value-type="float">
            <text:p>3986.639</text:p>
          </table:table-cell>
          <table:table-cell table:style-name="ce5" office:value-type="float" office:value="1.0103" calcext:value-type="float">
            <text:p>1.010</text:p>
          </table:table-cell>
          <table:table-cell table:style-name="ce6" office:value-type="float" office:value="1.47528139499978" calcext:value-type="float">
            <text:p>1.475</text:p>
          </table:table-cell>
          <table:table-cell table:number-columns-repeated="4"/>
          <table:table-cell office:value-type="string" calcext:value-type="string">
            <text:p>G5</text:p>
          </table:table-cell>
          <table:table-cell table:style-name="ce5" office:value-type="float" office:value="29.78" calcext:value-type="float">
            <text:p>29.780</text:p>
          </table:table-cell>
          <table:table-cell office:value-type="float" office:value="0.21635065" calcext:value-type="float">
            <text:p>0.216</text:p>
          </table:table-cell>
          <table:table-cell table:style-name="ce6" office:value-type="float" office:value="-0.692807" calcext:value-type="float">
            <text:p>-0.693</text:p>
          </table:table-cell>
          <table:table-cell table:style-name="ce8" table:formula="of:=[.U8]*1000" office:value-type="float" office:value="11.9187000001222" calcext:value-type="float">
            <text:p>11.92</text:p>
          </table:table-cell>
          <table:table-cell table:style-name="ce6" table:formula="of:=[.T8]*1000" office:value-type="float" office:value="-0.443744999905118" calcext:value-type="float">
            <text:p>-0.444</text:p>
          </table:table-cell>
          <table:table-cell table:style-name="ce6" office:value-type="float" office:value="1.47528139499978" calcext:value-type="float">
            <text:p>1.475</text:p>
          </table:table-cell>
          <table:table-cell table:number-columns-repeated="3"/>
          <table:table-cell table:style-name="ce9" office:value-type="float" office:value="-0.000443744999905118" calcext:value-type="float">
            <text:p>-0.000444</text:p>
          </table:table-cell>
          <table:table-cell table:style-name="ce7" office:value-type="float" office:value="0.0119187000001222" calcext:value-type="float">
            <text:p>1.19E-02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table:style-name="ce2" office:value-type="float" office:value="32.799" calcext:value-type="float">
            <text:p>32.799</text:p>
          </table:table-cell>
          <table:table-cell table:style-name="ce5" office:value-type="float" office:value="4412.89" calcext:value-type="float">
            <text:p>4412.890</text:p>
          </table:table-cell>
          <table:table-cell table:style-name="ce5" office:value-type="float" office:value="0.987" calcext:value-type="float">
            <text:p>0.987</text:p>
          </table:table-cell>
          <table:table-cell table:style-name="ce6" office:value-type="float" office:value="1.51648165599934" calcext:value-type="float">
            <text:p>1.516</text:p>
          </table:table-cell>
          <table:table-cell table:number-columns-repeated="4"/>
          <table:table-cell office:value-type="string" calcext:value-type="string">
            <text:p>G6</text:p>
          </table:table-cell>
          <table:table-cell table:style-name="ce5" office:value-type="float" office:value="32.799" calcext:value-type="float">
            <text:p>32.799</text:p>
          </table:table-cell>
          <table:table-cell office:value-type="float" office:value="0.24612898" calcext:value-type="float">
            <text:p>0.246</text:p>
          </table:table-cell>
          <table:table-cell table:style-name="ce6" office:value-type="float" office:value="-0.7881644" calcext:value-type="float">
            <text:p>-0.788</text:p>
          </table:table-cell>
          <table:table-cell table:style-name="ce8" table:formula="of:=[.U9]*1000" office:value-type="float" office:value="13.093760000281" calcext:value-type="float">
            <text:p>13.09</text:p>
          </table:table-cell>
          <table:table-cell table:style-name="ce6" table:formula="of:=[.T9]*1000" office:value-type="float" office:value="-0.539995999622159" calcext:value-type="float">
            <text:p>-0.540</text:p>
          </table:table-cell>
          <table:table-cell table:style-name="ce6" office:value-type="float" office:value="1.51648165599934" calcext:value-type="float">
            <text:p>1.516</text:p>
          </table:table-cell>
          <table:table-cell table:number-columns-repeated="3"/>
          <table:table-cell table:style-name="ce9" office:value-type="float" office:value="-0.000539995999622159" calcext:value-type="float">
            <text:p>-0.000540</text:p>
          </table:table-cell>
          <table:table-cell table:style-name="ce7" office:value-type="float" office:value="0.013093760000281" calcext:value-type="float">
            <text:p>1.31E-02</text:p>
          </table:table-cell>
        </table:table-row>
        <table:table-row table:style-name="ro2">
          <table:table-cell office:value-type="string" calcext:value-type="string">
            <text:p>G7</text:p>
          </table:table-cell>
          <table:table-cell table:style-name="ce2" office:value-type="float" office:value="34.825" calcext:value-type="float">
            <text:p>34.825</text:p>
          </table:table-cell>
          <table:table-cell table:style-name="ce4" office:value-type="float" office:value="3986.595" calcext:value-type="float">
            <text:p>3986.595</text:p>
          </table:table-cell>
          <table:table-cell table:style-name="ce5" office:value-type="float" office:value="0.9663" calcext:value-type="float">
            <text:p>0.966</text:p>
          </table:table-cell>
          <table:table-cell table:style-name="ce6" office:value-type="float" office:value="1.54805573599894" calcext:value-type="float">
            <text:p>1.548</text:p>
          </table:table-cell>
          <table:table-cell table:number-columns-repeated="4"/>
          <table:table-cell office:value-type="string" calcext:value-type="string">
            <text:p>G7</text:p>
          </table:table-cell>
          <table:table-cell table:style-name="ce5" office:value-type="float" office:value="34.825" calcext:value-type="float">
            <text:p>34.825</text:p>
          </table:table-cell>
          <table:table-cell office:value-type="float" office:value="0.27022148" calcext:value-type="float">
            <text:p>0.270</text:p>
          </table:table-cell>
          <table:table-cell table:style-name="ce6" office:value-type="float" office:value="-0.8653144" calcext:value-type="float">
            <text:p>-0.865</text:p>
          </table:table-cell>
          <table:table-cell table:style-name="ce8" table:formula="of:=[.U10]*1000" office:value-type="float" office:value="13.9055600004643" calcext:value-type="float">
            <text:p>13.91</text:p>
          </table:table-cell>
          <table:table-cell table:style-name="ce6" table:formula="of:=[.T10]*1000" office:value-type="float" office:value="-0.568375999405051" calcext:value-type="float">
            <text:p>-0.568</text:p>
          </table:table-cell>
          <table:table-cell table:style-name="ce6" office:value-type="float" office:value="1.54805573599894" calcext:value-type="float">
            <text:p>1.548</text:p>
          </table:table-cell>
          <table:table-cell table:number-columns-repeated="3"/>
          <table:table-cell table:style-name="ce9" office:value-type="float" office:value="-0.000568375999405051" calcext:value-type="float">
            <text:p>-0.000568</text:p>
          </table:table-cell>
          <table:table-cell table:style-name="ce7" office:value-type="float" office:value="0.0139055600004643" calcext:value-type="float">
            <text:p>1.39E-02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table:style-name="ce2" office:value-type="float" office:value="36.842" calcext:value-type="float">
            <text:p>36.842</text:p>
          </table:table-cell>
          <table:table-cell table:style-name="ce5" office:value-type="float" office:value="4412.8395" calcext:value-type="float">
            <text:p>4412.840</text:p>
          </table:table-cell>
          <table:table-cell table:style-name="ce5" office:value-type="float" office:value="0.9365" calcext:value-type="float">
            <text:p>0.937</text:p>
          </table:table-cell>
          <table:table-cell table:style-name="ce6" office:value-type="float" office:value="1.56716021499983" calcext:value-type="float">
            <text:p>1.567</text:p>
          </table:table-cell>
          <table:table-cell table:number-columns-repeated="4"/>
          <table:table-cell office:value-type="string" calcext:value-type="string">
            <text:p>G8</text:p>
          </table:table-cell>
          <table:table-cell table:style-name="ce5" office:value-type="float" office:value="36.842" calcext:value-type="float">
            <text:p>36.842</text:p>
          </table:table-cell>
          <table:table-cell office:value-type="float" office:value="0.29286843" calcext:value-type="float">
            <text:p>0.293</text:p>
          </table:table-cell>
          <table:table-cell table:style-name="ce6" office:value-type="float" office:value="-0.9378354" calcext:value-type="float">
            <text:p>-0.938</text:p>
          </table:table-cell>
          <table:table-cell table:style-name="ce8" table:formula="of:=[.U11]*1000" office:value-type="float" office:value="14.7887000001222" calcext:value-type="float">
            <text:p>14.79</text:p>
          </table:table-cell>
          <table:table-cell table:style-name="ce6" table:formula="of:=[.T11]*1000" office:value-type="float" office:value="-0.481944999948147" calcext:value-type="float">
            <text:p>-0.482</text:p>
          </table:table-cell>
          <table:table-cell table:style-name="ce6" office:value-type="float" office:value="1.56716021499983" calcext:value-type="float">
            <text:p>1.567</text:p>
          </table:table-cell>
          <table:table-cell table:number-columns-repeated="3"/>
          <table:table-cell table:style-name="ce9" office:value-type="float" office:value="-0.000481944999948147" calcext:value-type="float">
            <text:p>-0.000482</text:p>
          </table:table-cell>
          <table:table-cell table:style-name="ce7" office:value-type="float" office:value="0.0147887000001222" calcext:value-type="float">
            <text:p>1.48E-02</text:p>
          </table:table-cell>
        </table:table-row>
        <table:table-row table:style-name="ro2">
          <table:table-cell office:value-type="string" calcext:value-type="string">
            <text:p>G9</text:p>
          </table:table-cell>
          <table:table-cell table:style-name="ce2" office:value-type="float" office:value="39.792" calcext:value-type="float">
            <text:p>39.792</text:p>
          </table:table-cell>
          <table:table-cell table:style-name="ce4" office:value-type="float" office:value="3986.471" calcext:value-type="float">
            <text:p>3986.471</text:p>
          </table:table-cell>
          <table:table-cell table:style-name="ce5" office:value-type="float" office:value="0.8423" calcext:value-type="float">
            <text:p>0.842</text:p>
          </table:table-cell>
          <table:table-cell table:style-name="ce6" office:value-type="float" office:value="1.54307185799878" calcext:value-type="float">
            <text:p>1.543</text:p>
          </table:table-cell>
          <table:table-cell table:number-columns-repeated="4"/>
          <table:table-cell office:value-type="string" calcext:value-type="string">
            <text:p>G9</text:p>
          </table:table-cell>
          <table:table-cell table:style-name="ce5" office:value-type="float" office:value="39.792" calcext:value-type="float">
            <text:p>39.792</text:p>
          </table:table-cell>
          <table:table-cell office:value-type="float" office:value="0.32524875" calcext:value-type="float">
            <text:p>0.325</text:p>
          </table:table-cell>
          <table:table-cell table:style-name="ce6" office:value-type="float" office:value="-1.041525" calcext:value-type="float">
            <text:p>-1.042</text:p>
          </table:table-cell>
          <table:table-cell table:style-name="ce8" table:formula="of:=[.U12]*1000" office:value-type="float" office:value="15.9932800005376" calcext:value-type="float">
            <text:p>15.99</text:p>
          </table:table-cell>
          <table:table-cell table:style-name="ce6" table:formula="of:=[.T12]*1000" office:value-type="float" office:value="-0.488887999315749" calcext:value-type="float">
            <text:p>-0.489</text:p>
          </table:table-cell>
          <table:table-cell table:style-name="ce6" office:value-type="float" office:value="1.54307185799878" calcext:value-type="float">
            <text:p>1.543</text:p>
          </table:table-cell>
          <table:table-cell table:number-columns-repeated="3"/>
          <table:table-cell table:style-name="ce9" office:value-type="float" office:value="-0.000488887999315749" calcext:value-type="float">
            <text:p>-0.000489</text:p>
          </table:table-cell>
          <table:table-cell table:style-name="ce7" office:value-type="float" office:value="0.0159932800005376" calcext:value-type="float">
            <text:p>1.60E-02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table:style-name="ce2" office:value-type="float" office:value="43.761" calcext:value-type="float">
            <text:p>43.761</text:p>
          </table:table-cell>
          <table:table-cell table:style-name="ce5" office:value-type="float" office:value="4412.673" calcext:value-type="float">
            <text:p>4412.673</text:p>
          </table:table-cell>
          <table:table-cell table:style-name="ce5" office:value-type="float" office:value="0.77" calcext:value-type="float">
            <text:p>0.770</text:p>
          </table:table-cell>
          <table:table-cell table:style-name="ce6" office:value-type="float" office:value="1.54632201799961" calcext:value-type="float">
            <text:p>1.546</text:p>
          </table:table-cell>
          <table:table-cell table:number-columns-repeated="4"/>
          <table:table-cell office:value-type="string" calcext:value-type="string">
            <text:p>G10</text:p>
          </table:table-cell>
          <table:table-cell table:style-name="ce5" office:value-type="float" office:value="43.761" calcext:value-type="float">
            <text:p>43.761</text:p>
          </table:table-cell>
          <table:table-cell office:value-type="float" office:value="0.36032743" calcext:value-type="float">
            <text:p>0.360</text:p>
          </table:table-cell>
          <table:table-cell table:style-name="ce6" office:value-type="float" office:value="-1.1538554" calcext:value-type="float">
            <text:p>-1.154</text:p>
          </table:table-cell>
          <table:table-cell table:style-name="ce8" table:formula="of:=[.U13]*1000" office:value-type="float" office:value="17.6496800001711" calcext:value-type="float">
            <text:p>17.65</text:p>
          </table:table-cell>
          <table:table-cell table:style-name="ce6" table:formula="of:=[.T13]*1000" office:value-type="float" office:value="-0.443727999776603" calcext:value-type="float">
            <text:p>-0.444</text:p>
          </table:table-cell>
          <table:table-cell table:style-name="ce6" office:value-type="float" office:value="1.54632201799961" calcext:value-type="float">
            <text:p>1.546</text:p>
          </table:table-cell>
          <table:table-cell table:number-columns-repeated="3"/>
          <table:table-cell table:style-name="ce9" office:value-type="float" office:value="-0.000443727999776603" calcext:value-type="float">
            <text:p>-0.000444</text:p>
          </table:table-cell>
          <table:table-cell table:style-name="ce7" office:value-type="float" office:value="0.0176496800001711" calcext:value-type="float">
            <text:p>1.76E-02</text:p>
          </table:table-cell>
        </table:table-row>
        <table:table-row table:style-name="ro2">
          <table:table-cell office:value-type="string" calcext:value-type="string">
            <text:p>G11</text:p>
          </table:table-cell>
          <table:table-cell table:style-name="ce2" office:value-type="float" office:value="48.741" calcext:value-type="float">
            <text:p>48.741</text:p>
          </table:table-cell>
          <table:table-cell table:style-name="ce4" office:value-type="float" office:value="3986.27" calcext:value-type="float">
            <text:p>3986.270</text:p>
          </table:table-cell>
          <table:table-cell table:style-name="ce5" office:value-type="float" office:value="0.6413" calcext:value-type="float">
            <text:p>0.641</text:p>
          </table:table-cell>
          <table:table-cell table:style-name="ce6" office:value-type="float" office:value="1.5120528019995" calcext:value-type="float">
            <text:p>1.512</text:p>
          </table:table-cell>
          <table:table-cell table:number-columns-repeated="4"/>
          <table:table-cell office:value-type="string" calcext:value-type="string">
            <text:p>G11</text:p>
          </table:table-cell>
          <table:table-cell table:style-name="ce5" office:value-type="float" office:value="48.741" calcext:value-type="float">
            <text:p>48.741</text:p>
          </table:table-cell>
          <table:table-cell office:value-type="float" office:value="0.40407941" calcext:value-type="float">
            <text:p>0.404</text:p>
          </table:table-cell>
          <table:table-cell table:style-name="ce6" office:value-type="float" office:value="-1.2939598" calcext:value-type="float">
            <text:p>-1.294</text:p>
          </table:table-cell>
          <table:table-cell table:style-name="ce8" table:formula="of:=[.U14]*1000" office:value-type="float" office:value="19.6439200001955" calcext:value-type="float">
            <text:p>19.64</text:p>
          </table:table-cell>
          <table:table-cell table:style-name="ce6" table:formula="of:=[.T14]*1000" office:value-type="float" office:value="-0.516331999694929" calcext:value-type="float">
            <text:p>-0.516</text:p>
          </table:table-cell>
          <table:table-cell table:style-name="ce6" office:value-type="float" office:value="1.5120528019995" calcext:value-type="float">
            <text:p>1.512</text:p>
          </table:table-cell>
          <table:table-cell table:number-columns-repeated="3"/>
          <table:table-cell table:style-name="ce9" office:value-type="float" office:value="-0.000516331999694929" calcext:value-type="float">
            <text:p>-0.000516</text:p>
          </table:table-cell>
          <table:table-cell table:style-name="ce7" office:value-type="float" office:value="0.0196439200001955" calcext:value-type="float">
            <text:p>1.96E-02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table:style-name="ce2" office:value-type="float" office:value="54.697" calcext:value-type="float">
            <text:p>54.697</text:p>
          </table:table-cell>
          <table:table-cell table:style-name="ce5" office:value-type="float" office:value="4412.453" calcext:value-type="float">
            <text:p>4412.453</text:p>
          </table:table-cell>
          <table:table-cell table:style-name="ce5" office:value-type="float" office:value="0.55" calcext:value-type="float">
            <text:p>0.550</text:p>
          </table:table-cell>
          <table:table-cell table:style-name="ce6" office:value-type="float" office:value="1.51100806199951" calcext:value-type="float">
            <text:p>1.511</text:p>
          </table:table-cell>
          <table:table-cell table:number-columns-repeated="4"/>
          <table:table-cell office:value-type="string" calcext:value-type="string">
            <text:p>G12</text:p>
          </table:table-cell>
          <table:table-cell table:style-name="ce5" office:value-type="float" office:value="54.697" calcext:value-type="float">
            <text:p>54.697</text:p>
          </table:table-cell>
          <table:table-cell office:value-type="float" office:value="0.4461931" calcext:value-type="float">
            <text:p>0.446</text:p>
          </table:table-cell>
          <table:table-cell table:style-name="ce6" office:value-type="float" office:value="-1.428818" calcext:value-type="float">
            <text:p>-1.429</text:p>
          </table:table-cell>
          <table:table-cell table:style-name="ce8" table:formula="of:=[.U15]*1000" office:value-type="float" office:value="22.1039200001955" calcext:value-type="float">
            <text:p>22.10</text:p>
          </table:table-cell>
          <table:table-cell table:style-name="ce6" table:formula="of:=[.T15]*1000" office:value-type="float" office:value="-0.487081999705173" calcext:value-type="float">
            <text:p>-0.487</text:p>
          </table:table-cell>
          <table:table-cell table:style-name="ce6" office:value-type="float" office:value="1.51100806199951" calcext:value-type="float">
            <text:p>1.511</text:p>
          </table:table-cell>
          <table:table-cell table:number-columns-repeated="3"/>
          <table:table-cell table:style-name="ce9" office:value-type="float" office:value="-0.000487081999705173" calcext:value-type="float">
            <text:p>-0.000487</text:p>
          </table:table-cell>
          <table:table-cell table:style-name="ce7" office:value-type="float" office:value="0.0221039200001955" calcext:value-type="float">
            <text:p>2.21E-02</text:p>
          </table:table-cell>
        </table:table-row>
        <table:table-row table:style-name="ro2">
          <table:table-cell office:value-type="string" calcext:value-type="string">
            <text:p>G13</text:p>
          </table:table-cell>
          <table:table-cell table:style-name="ce2" office:value-type="float" office:value="61.658" calcext:value-type="float">
            <text:p>61.658</text:p>
          </table:table-cell>
          <table:table-cell table:style-name="ce4" office:value-type="float" office:value="3986.0635" calcext:value-type="float">
            <text:p>3986.064</text:p>
          </table:table-cell>
          <table:table-cell table:style-name="ce5" office:value-type="float" office:value="0.4348" calcext:value-type="float">
            <text:p>0.435</text:p>
          </table:table-cell>
          <table:table-cell table:style-name="ce6" office:value-type="float" office:value="1.50224474599936" calcext:value-type="float">
            <text:p>1.502</text:p>
          </table:table-cell>
          <table:table-cell table:number-columns-repeated="4"/>
          <table:table-cell office:value-type="string" calcext:value-type="string">
            <text:p>G13</text:p>
          </table:table-cell>
          <table:table-cell table:style-name="ce5" office:value-type="float" office:value="61.658" calcext:value-type="float">
            <text:p>61.658</text:p>
          </table:table-cell>
          <table:table-cell office:value-type="float" office:value="0.49572728" calcext:value-type="float">
            <text:p>0.496</text:p>
          </table:table-cell>
          <table:table-cell table:style-name="ce6" office:value-type="float" office:value="-1.5874384" calcext:value-type="float">
            <text:p>-1.587</text:p>
          </table:table-cell>
          <table:table-cell table:style-name="ce8" table:formula="of:=[.U16]*1000" office:value-type="float" office:value="24.8771600003727" calcext:value-type="float">
            <text:p>24.88</text:p>
          </table:table-cell>
          <table:table-cell table:style-name="ce6" table:formula="of:=[.T16]*1000" office:value-type="float" office:value="-0.610785999734888" calcext:value-type="float">
            <text:p>-0.611</text:p>
          </table:table-cell>
          <table:table-cell table:style-name="ce6" office:value-type="float" office:value="1.50224474599936" calcext:value-type="float">
            <text:p>1.502</text:p>
          </table:table-cell>
          <table:table-cell table:number-columns-repeated="3"/>
          <table:table-cell table:style-name="ce9" office:value-type="float" office:value="-0.000610785999734888" calcext:value-type="float">
            <text:p>-0.000611</text:p>
          </table:table-cell>
          <table:table-cell table:style-name="ce7" office:value-type="float" office:value="0.0248771600003727" calcext:value-type="float">
            <text:p>2.49E-02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table:style-name="ce2" office:value-type="float" office:value="69.585" calcext:value-type="float">
            <text:p>69.585</text:p>
          </table:table-cell>
          <table:table-cell table:style-name="ce5" office:value-type="float" office:value="4412.2035" calcext:value-type="float">
            <text:p>4412.204</text:p>
          </table:table-cell>
          <table:table-cell table:style-name="ce5" office:value-type="float" office:value="0.3005" calcext:value-type="float">
            <text:p>0.301</text:p>
          </table:table-cell>
          <table:table-cell table:style-name="ce6" office:value-type="float" office:value="1.50566506899877" calcext:value-type="float">
            <text:p>1.506</text:p>
          </table:table-cell>
          <table:table-cell table:number-columns-repeated="4"/>
          <table:table-cell office:value-type="string" calcext:value-type="string">
            <text:p>G14</text:p>
          </table:table-cell>
          <table:table-cell table:style-name="ce5" office:value-type="float" office:value="69.585" calcext:value-type="float">
            <text:p>69.585</text:p>
          </table:table-cell>
          <table:table-cell office:value-type="float" office:value="0.55971696" calcext:value-type="float">
            <text:p>0.560</text:p>
          </table:table-cell>
          <table:table-cell table:style-name="ce6" office:value-type="float" office:value="-1.7923488" calcext:value-type="float">
            <text:p>-1.792</text:p>
          </table:table-cell>
          <table:table-cell table:style-name="ce8" table:formula="of:=[.U17]*1000" office:value-type="float" office:value="28.1071400005743" calcext:value-type="float">
            <text:p>28.11</text:p>
          </table:table-cell>
          <table:table-cell table:style-name="ce6" table:formula="of:=[.T17]*1000" office:value-type="float" office:value="-0.64036899934896" calcext:value-type="float">
            <text:p>-0.640</text:p>
          </table:table-cell>
          <table:table-cell table:style-name="ce6" office:value-type="float" office:value="1.50566506899877" calcext:value-type="float">
            <text:p>1.506</text:p>
          </table:table-cell>
          <table:table-cell table:number-columns-repeated="3"/>
          <table:table-cell table:style-name="ce9" office:value-type="float" office:value="-0.00064036899934896" calcext:value-type="float">
            <text:p>-0.000640</text:p>
          </table:table-cell>
          <table:table-cell table:style-name="ce7" office:value-type="float" office:value="0.0281071400005743" calcext:value-type="float">
            <text:p>2.81E-02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table:style-name="ce2" office:value-type="float" office:value="78.549" calcext:value-type="float">
            <text:p>78.549</text:p>
          </table:table-cell>
          <table:table-cell table:style-name="ce5" office:value-type="float" office:value="3985.724" calcext:value-type="float">
            <text:p>3985.724</text:p>
          </table:table-cell>
          <table:table-cell table:style-name="ce5" office:value-type="float" office:value="0.0953" calcext:value-type="float">
            <text:p>0.095</text:p>
          </table:table-cell>
          <table:table-cell table:style-name="ce6" office:value-type="float" office:value="1.48029044799993" calcext:value-type="float">
            <text:p>1.480</text:p>
          </table:table-cell>
          <table:table-cell table:number-columns-repeated="4"/>
          <table:table-cell office:value-type="string" calcext:value-type="string">
            <text:p>G15</text:p>
          </table:table-cell>
          <table:table-cell table:style-name="ce5" office:value-type="float" office:value="78.549" calcext:value-type="float">
            <text:p>78.549</text:p>
          </table:table-cell>
          <table:table-cell office:value-type="float" office:value="0.64298064" calcext:value-type="float">
            <text:p>0.643</text:p>
          </table:table-cell>
          <table:table-cell table:style-name="ce6" office:value-type="float" office:value="-2.0589792" calcext:value-type="float">
            <text:p>-2.059</text:p>
          </table:table-cell>
          <table:table-cell table:style-name="ce8" table:formula="of:=[.U18]*1000" office:value-type="float" office:value="31.72908000011" calcext:value-type="float">
            <text:p>31.73</text:p>
          </table:table-cell>
          <table:table-cell table:style-name="ce6" table:formula="of:=[.T18]*1000" office:value-type="float" office:value="-0.720968000042253" calcext:value-type="float">
            <text:p>-0.721</text:p>
          </table:table-cell>
          <table:table-cell table:style-name="ce6" office:value-type="float" office:value="1.48029044799993" calcext:value-type="float">
            <text:p>1.480</text:p>
          </table:table-cell>
          <table:table-cell table:number-columns-repeated="3"/>
          <table:table-cell table:style-name="ce9" office:value-type="float" office:value="-0.000720968000042253" calcext:value-type="float">
            <text:p>-0.000721</text:p>
          </table:table-cell>
          <table:table-cell table:style-name="ce7" office:value-type="float" office:value="0.03172908000011" calcext:value-type="float">
            <text:p>3.17E-02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table:style-name="ce2" office:value-type="float" office:value="84.602" calcext:value-type="float">
            <text:p>84.602</text:p>
          </table:table-cell>
          <table:table-cell table:style-name="ce5" office:value-type="float" office:value="4411.903" calcext:value-type="float">
            <text:p>4411.903</text:p>
          </table:table-cell>
          <table:table-cell table:style-name="ce5" office:value-type="float" office:value="0" calcext:value-type="float">
            <text:p>0.000</text:p>
          </table:table-cell>
          <table:table-cell table:style-name="ce6" office:value-type="float" office:value="1.60242953199921" calcext:value-type="float">
            <text:p>1.602</text:p>
          </table:table-cell>
          <table:table-cell table:number-columns-repeated="4"/>
          <table:table-cell office:value-type="string" calcext:value-type="string">
            <text:p>G16</text:p>
          </table:table-cell>
          <table:table-cell table:style-name="ce5" office:value-type="float" office:value="84.602" calcext:value-type="float">
            <text:p>84.602</text:p>
          </table:table-cell>
          <table:table-cell office:value-type="float" office:value="0.74281996" calcext:value-type="float">
            <text:p>0.743</text:p>
          </table:table-cell>
          <table:table-cell table:style-name="ce6" office:value-type="float" office:value="-2.3786888" calcext:value-type="float">
            <text:p>-2.379</text:p>
          </table:table-cell>
          <table:table-cell table:style-name="ce8" table:formula="of:=[.U19]*1000" office:value-type="float" office:value="34.1907200003788" calcext:value-type="float">
            <text:p>34.19</text:p>
          </table:table-cell>
          <table:table-cell table:style-name="ce6" table:formula="of:=[.T19]*1000" office:value-type="float" office:value="-0.751411999592562" calcext:value-type="float">
            <text:p>-0.751</text:p>
          </table:table-cell>
          <table:table-cell table:style-name="ce6" office:value-type="float" office:value="1.60242953199921" calcext:value-type="float">
            <text:p>1.602</text:p>
          </table:table-cell>
          <table:table-cell table:number-columns-repeated="3"/>
          <table:table-cell table:style-name="ce9" office:value-type="float" office:value="-0.000751411999592562" calcext:value-type="float">
            <text:p>-0.000751</text:p>
          </table:table-cell>
          <table:table-cell table:style-name="ce7" office:value-type="float" office:value="0.0341907200003788" calcext:value-type="float">
            <text:p>3.42E-0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ce7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Berechnung der unreduzierten relativen \Delta g</text:p>
          </table:table-cell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Input für das Matlab-Programm “Modellierung”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Messpunkt</text:p>
          </table:table-cell>
          <table:table-cell office:value-type="string" calcext:value-type="string">
            <text:p>differenz (aus den gerätedateien, zusammengewürfelt)</text:p>
          </table:table-cell>
          <table:table-cell office:value-type="string" calcext:value-type="string">
            <text:p>jz alle positiv machen → den Wert von G16 von allen abziehen (da dieser negativ ist)</text:p>
          </table:table-cell>
          <table:table-cell table:number-columns-repeated="6"/>
          <table:table-cell table:style-name="Default" office:value-type="string" calcext:value-type="string">
            <text:p>Beobachtungsfehler (aus g_error) / mgal</text:p>
          </table:table-cell>
          <table:table-cell/>
          <table:table-cell table:style-name="Default"/>
          <table:table-cell table:style-name="ce17" office:value-type="float" office:value="0.005302982" calcext:value-type="float">
            <text:p>0.005302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0" calcext:value-type="float">
            <text:p>0</text:p>
          </table:table-cell>
          <table:table-cell table:formula="of:=[.B25]-[.$B$41]" office:value-type="float" office:value="1.44430000000011" calcext:value-type="float">
            <text:p>1.44430000000011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-0.119499999999789" calcext:value-type="float">
            <text:p>-0.119499999999789</text:p>
          </table:table-cell>
          <table:table-cell table:formula="of:=[.B26]-[.$B$41]" office:value-type="float" office:value="1.32480000000032" calcext:value-type="float">
            <text:p>1.32480000000032</text:p>
          </table:table-cell>
          <table:table-cell table:number-columns-repeated="6"/>
          <table:table-cell table:style-name="Default" office:value-type="string" calcext:value-type="string">
            <text:p>X / m</text:p>
          </table:table-cell>
          <table:table-cell office:value-type="string" calcext:value-type="string">
            <text:p>H / m</text:p>
          </table:table-cell>
          <table:table-cell table:style-name="Default" office:value-type="string" calcext:value-type="string">
            <text:p>G / mg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-0.227799999999661" calcext:value-type="float">
            <text:p>-0.227799999999661</text:p>
          </table:table-cell>
          <table:table-cell table:formula="of:=[.B27]-[.$B$41]" office:value-type="float" office:value="1.21650000000045" calcext:value-type="float">
            <text:p>1.21650000000045</text:p>
          </table:table-cell>
          <table:table-cell table:number-columns-repeated="6"/>
          <table:table-cell table:style-name="ce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float" office:value="1.4443" calcext:value-type="float">
            <text:p>1.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-0.291499999999814" calcext:value-type="float">
            <text:p>-0.291499999999814</text:p>
          </table:table-cell>
          <table:table-cell table:formula="of:=[.B28]-[.$B$41]" office:value-type="float" office:value="1.1528000000003" calcext:value-type="float">
            <text:p>1.1528000000003</text:p>
          </table:table-cell>
          <table:table-cell table:number-columns-repeated="6"/>
          <table:table-cell table:style-name="ce5" office:value-type="float" office:value="7.952" calcext:value-type="float">
            <text:p>7.95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1546446199912" calcext:value-type="float">
            <text:p>1.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-0.374300000000403" calcext:value-type="float">
            <text:p>-0.374300000000403</text:p>
          </table:table-cell>
          <table:table-cell table:formula="of:=[.B29]-[.$B$41]" office:value-type="float" office:value="1.06999999999971" calcext:value-type="float">
            <text:p>1.06999999999971</text:p>
          </table:table-cell>
          <table:table-cell table:number-columns-repeated="6"/>
          <table:table-cell table:style-name="ce5" office:value-type="float" office:value="14.929" calcext:value-type="float">
            <text:p>14.929</text:p>
          </table:table-cell>
          <table:table-cell office:value-type="float" office:value="1.003" calcext:value-type="float">
            <text:p>1.003</text:p>
          </table:table-cell>
          <table:table-cell office:value-type="float" office:value="1.42363614199922" calcext:value-type="float">
            <text:p>1.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-0.433999999999742" calcext:value-type="float">
            <text:p>-0.433999999999742</text:p>
          </table:table-cell>
          <table:table-cell table:formula="of:=[.B30]-[.$B$41]" office:value-type="float" office:value="1.01030000000037" calcext:value-type="float">
            <text:p>1.01030000000037</text:p>
          </table:table-cell>
          <table:table-cell table:number-columns-repeated="6"/>
          <table:table-cell table:style-name="ce5" office:value-type="float" office:value="20.897" calcext:value-type="float">
            <text:p>20.897</text:p>
          </table:table-cell>
          <table:table-cell office:value-type="float" office:value="1.467" calcext:value-type="float">
            <text:p>1.467</text:p>
          </table:table-cell>
          <table:table-cell office:value-type="float" office:value="1.45619640600001" calcext:value-type="float">
            <text:p>1.4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-0.457300000000032" calcext:value-type="float">
            <text:p>-0.457300000000032</text:p>
          </table:table-cell>
          <table:table-cell table:formula="of:=[.B31]-[.$B$41]" office:value-type="float" office:value="0.987000000000078" calcext:value-type="float">
            <text:p>0.987000000000078</text:p>
          </table:table-cell>
          <table:table-cell table:number-columns-repeated="6"/>
          <table:table-cell table:style-name="ce5" office:value-type="float" office:value="25.86" calcext:value-type="float">
            <text:p>25.860</text:p>
          </table:table-cell>
          <table:table-cell office:value-type="float" office:value="1.941" calcext:value-type="float">
            <text:p>1.941</text:p>
          </table:table-cell>
          <table:table-cell office:value-type="float" office:value="1.47193803299935" calcext:value-type="float">
            <text:p>1.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-0.478000000000066" calcext:value-type="float">
            <text:p>-0.478000000000066</text:p>
          </table:table-cell>
          <table:table-cell table:formula="of:=[.B32]-[.$B$41]" office:value-type="float" office:value="0.966300000000044" calcext:value-type="float">
            <text:p>0.966300000000044</text:p>
          </table:table-cell>
          <table:table-cell table:number-columns-repeated="6"/>
          <table:table-cell table:style-name="ce5" office:value-type="float" office:value="29.78" calcext:value-type="float">
            <text:p>29.780</text:p>
          </table:table-cell>
          <table:table-cell office:value-type="float" office:value="2.245" calcext:value-type="float">
            <text:p>2.245</text:p>
          </table:table-cell>
          <table:table-cell office:value-type="float" office:value="1.47528139499978" calcext:value-type="float">
            <text:p>1.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-0.507800000000316" calcext:value-type="float">
            <text:p>-0.507800000000316</text:p>
          </table:table-cell>
          <table:table-cell table:formula="of:=[.B33]-[.$B$41]" office:value-type="float" office:value="0.936499999999794" calcext:value-type="float">
            <text:p>0.936499999999794</text:p>
          </table:table-cell>
          <table:table-cell table:number-columns-repeated="6"/>
          <table:table-cell table:style-name="ce5" office:value-type="float" office:value="32.799" calcext:value-type="float">
            <text:p>32.799</text:p>
          </table:table-cell>
          <table:table-cell office:value-type="float" office:value="2.554" calcext:value-type="float">
            <text:p>2.554</text:p>
          </table:table-cell>
          <table:table-cell office:value-type="float" office:value="1.51648165599934" calcext:value-type="float">
            <text:p>1.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-0.601999999999862" calcext:value-type="float">
            <text:p>-0.601999999999862</text:p>
          </table:table-cell>
          <table:table-cell table:formula="of:=[.B34]-[.$B$41]" office:value-type="float" office:value="0.842300000000248" calcext:value-type="float">
            <text:p>0.842300000000248</text:p>
          </table:table-cell>
          <table:table-cell table:number-columns-repeated="6"/>
          <table:table-cell table:style-name="ce5" office:value-type="float" office:value="34.825" calcext:value-type="float">
            <text:p>34.825</text:p>
          </table:table-cell>
          <table:table-cell office:value-type="float" office:value="2.804" calcext:value-type="float">
            <text:p>2.804</text:p>
          </table:table-cell>
          <table:table-cell office:value-type="float" office:value="1.54805573599894" calcext:value-type="float">
            <text:p>1.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-0.674300000000585" calcext:value-type="float">
            <text:p>-0.674300000000585</text:p>
          </table:table-cell>
          <table:table-cell table:formula="of:=[.B35]-[.$B$41]" office:value-type="float" office:value="0.769999999999525" calcext:value-type="float">
            <text:p>0.769999999999525</text:p>
          </table:table-cell>
          <table:table-cell table:number-columns-repeated="6"/>
          <table:table-cell table:style-name="ce5" office:value-type="float" office:value="36.842" calcext:value-type="float">
            <text:p>36.842</text:p>
          </table:table-cell>
          <table:table-cell office:value-type="float" office:value="3.039" calcext:value-type="float">
            <text:p>3.039</text:p>
          </table:table-cell>
          <table:table-cell office:value-type="float" office:value="1.56716021499983" calcext:value-type="float">
            <text:p>1.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1</text:p>
          </table:table-cell>
          <table:table-cell office:value-type="float" office:value="-0.802999999999884" calcext:value-type="float">
            <text:p>-0.802999999999884</text:p>
          </table:table-cell>
          <table:table-cell table:formula="of:=[.B36]-[.$B$41]" office:value-type="float" office:value="0.641300000000226" calcext:value-type="float">
            <text:p>0.641300000000226</text:p>
          </table:table-cell>
          <table:table-cell table:number-columns-repeated="6"/>
          <table:table-cell table:style-name="ce5" office:value-type="float" office:value="39.792" calcext:value-type="float">
            <text:p>39.792</text:p>
          </table:table-cell>
          <table:table-cell office:value-type="float" office:value="3.375" calcext:value-type="float">
            <text:p>3.375</text:p>
          </table:table-cell>
          <table:table-cell office:value-type="float" office:value="1.54307185799878" calcext:value-type="float">
            <text:p>1.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2</text:p>
          </table:table-cell>
          <table:table-cell office:value-type="float" office:value="-0.89429999999993" calcext:value-type="float">
            <text:p>-0.89429999999993</text:p>
          </table:table-cell>
          <table:table-cell table:formula="of:=[.B37]-[.$B$41]" office:value-type="float" office:value="0.55000000000018" calcext:value-type="float">
            <text:p>0.55000000000018</text:p>
          </table:table-cell>
          <table:table-cell table:number-columns-repeated="6"/>
          <table:table-cell table:style-name="ce5" office:value-type="float" office:value="43.761" calcext:value-type="float">
            <text:p>43.761</text:p>
          </table:table-cell>
          <table:table-cell office:value-type="float" office:value="3.739" calcext:value-type="float">
            <text:p>3.739</text:p>
          </table:table-cell>
          <table:table-cell office:value-type="float" office:value="1.54632201799961" calcext:value-type="float">
            <text:p>1.5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3</text:p>
          </table:table-cell>
          <table:table-cell office:value-type="float" office:value="-1.00949999999966" calcext:value-type="float">
            <text:p>-1.00949999999966</text:p>
          </table:table-cell>
          <table:table-cell table:formula="of:=[.B38]-[.$B$41]" office:value-type="float" office:value="0.43480000000045" calcext:value-type="float">
            <text:p>0.43480000000045</text:p>
          </table:table-cell>
          <table:table-cell table:number-columns-repeated="6"/>
          <table:table-cell table:style-name="ce5" office:value-type="float" office:value="48.741" calcext:value-type="float">
            <text:p>48.741</text:p>
          </table:table-cell>
          <table:table-cell office:value-type="float" office:value="4.193" calcext:value-type="float">
            <text:p>4.193</text:p>
          </table:table-cell>
          <table:table-cell office:value-type="float" office:value="1.5120528019995" calcext:value-type="float">
            <text:p>1.5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4</text:p>
          </table:table-cell>
          <table:table-cell office:value-type="float" office:value="-1.14380000000074" calcext:value-type="float">
            <text:p>-1.14380000000074</text:p>
          </table:table-cell>
          <table:table-cell table:formula="of:=[.B39]-[.$B$41]" office:value-type="float" office:value="0.30049999999937" calcext:value-type="float">
            <text:p>0.30049999999937</text:p>
          </table:table-cell>
          <table:table-cell table:number-columns-repeated="6"/>
          <table:table-cell table:style-name="ce5" office:value-type="float" office:value="54.697" calcext:value-type="float">
            <text:p>54.697</text:p>
          </table:table-cell>
          <table:table-cell office:value-type="float" office:value="4.63" calcext:value-type="float">
            <text:p>4.63</text:p>
          </table:table-cell>
          <table:table-cell office:value-type="float" office:value="1.51100806199951" calcext:value-type="float">
            <text:p>1.51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15</text:p>
          </table:table-cell>
          <table:table-cell table:style-name="ce3" office:value-type="float" office:value="-1.34899999999971" calcext:value-type="float">
            <text:p>-1.34899999999971</text:p>
          </table:table-cell>
          <table:table-cell table:formula="of:=[.B40]-[.$B$41]" office:value-type="float" office:value="0.0953000000004001" calcext:value-type="float">
            <text:p>0.0953000000004</text:p>
          </table:table-cell>
          <table:table-cell table:number-columns-repeated="6"/>
          <table:table-cell table:style-name="ce5" office:value-type="float" office:value="61.658" calcext:value-type="float">
            <text:p>61.658</text:p>
          </table:table-cell>
          <table:table-cell office:value-type="float" office:value="5.144" calcext:value-type="float">
            <text:p>5.144</text:p>
          </table:table-cell>
          <table:table-cell office:value-type="float" office:value="1.50224474599936" calcext:value-type="float">
            <text:p>1.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16</text:p>
          </table:table-cell>
          <table:table-cell office:value-type="float" office:value="-1.44430000000011" calcext:value-type="float">
            <text:p>-1.44430000000011</text:p>
          </table:table-cell>
          <table:table-cell table:formula="of:=[.B41]-[.$B$41]" office:value-type="float" office:value="0" calcext:value-type="float">
            <text:p>0</text:p>
          </table:table-cell>
          <table:table-cell table:number-columns-repeated="6"/>
          <table:table-cell table:style-name="ce5" office:value-type="float" office:value="69.585" calcext:value-type="float">
            <text:p>69.585</text:p>
          </table:table-cell>
          <table:table-cell office:value-type="float" office:value="5.808" calcext:value-type="float">
            <text:p>5.808</text:p>
          </table:table-cell>
          <table:table-cell office:value-type="float" office:value="1.50566506899877" calcext:value-type="float">
            <text:p>1.506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style-name="ce5" office:value-type="float" office:value="78.549" calcext:value-type="float">
            <text:p>78.549</text:p>
          </table:table-cell>
          <table:table-cell office:value-type="float" office:value="6.672" calcext:value-type="float">
            <text:p>6.672</text:p>
          </table:table-cell>
          <table:table-cell office:value-type="float" office:value="1.48029044799993" calcext:value-type="float">
            <text:p>1.48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style-name="ce5" office:value-type="float" office:value="84.602" calcext:value-type="float">
            <text:p>84.602</text:p>
          </table:table-cell>
          <table:table-cell office:value-type="float" office:value="7.708" calcext:value-type="float">
            <text:p>7.708</text:p>
          </table:table-cell>
          <table:table-cell office:value-type="float" office:value="1.60242953199921" calcext:value-type="float">
            <text:p>1.6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3" loext:min-decimal-places="3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 style:data-style-name="N2" text:time-value="10:37:24.119420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4:09:53.006375101</meta:creation-date>
    <dc:date>2018-06-09T12:04:25.670275124</dc:date>
    <meta:editing-duration>PT1H24M41S</meta:editing-duration>
    <meta:editing-cycles>15</meta:editing-cycles>
    <meta:generator>LibreOffice/6.0.4.2$Linux_X86_64 LibreOffice_project/00m0$Build-2</meta:generator>
    <meta:document-statistic meta:table-count="1" meta:cell-count="366" meta:object-count="0"/>
  </office:meta>
</office:document-meta>
</file>